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The accompanying diagram shows pauses of length Tp from the PCD’s perspectiv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ere we instead care about how many clock ticks are missed during that paus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min missed ticks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office:value-type="string" calcext:value-type="string">
            <text:p>&lt;= 0 implies the clock does not need to stop at all. Negative values allow for some jitter detecting the rising edge (even if the clock doesn’t stop)</text:p>
          </table:table-cell>
        </table:table-row>
        <table:table-row table:style-name="ro1">
          <table:table-cell/>
          <table:table-cell office:value-type="string" calcext:value-type="string">
            <text:p>max missed ticks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2x</text:p>
          </table:table-cell>
          <table:table-cell table:formula="of:=128-[.$C$5]" office:value-type="float" office:value="70" calcext:value-type="float">
            <text:p>70</text:p>
          </table:table-cell>
          <table:table-cell table:formula="of:=128-[.$C$4]"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2z</text:p>
          </table:table-cell>
          <table:table-cell table:formula="of:=64-[.$C$5]" office:value-type="float" office:value="6" calcext:value-type="float">
            <text:p>6</text:p>
          </table:table-cell>
          <table:table-cell table:formula="of:=64-[.$C$4]" office:value-type="float" office:value="67" calcext:value-type="float">
            <text:p>67</text:p>
          </table:table-cell>
          <table:table-cell/>
          <table:table-cell table:style-name="ce1" office:value-type="string" calcext:value-type="string">
            <text:p>This is not allowed and should be treated as a frame error</text:p>
          </table:table-cell>
        </table:table-row>
        <table:table-row table:style-name="ro1">
          <table:table-cell/>
          <table:table-cell office:value-type="string" calcext:value-type="string">
            <text:p>x2y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this is a bit arbitrary but should be &gt; Tx2x_max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z2x</text:p>
          </table:table-cell>
          <table:table-cell table:formula="of:=128+64-[.$C$5]" office:value-type="float" office:value="134" calcext:value-type="float">
            <text:p>134</text:p>
          </table:table-cell>
          <table:table-cell table:formula="of:=128+64-[.$C$4]"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2z</text:p>
          </table:table-cell>
          <table:table-cell table:formula="of:=128-[.$C$5]" office:value-type="float" office:value="70" calcext:value-type="float">
            <text:p>70</text:p>
          </table:table-cell>
          <table:table-cell table:formula="of:=128-[.$C$4]"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2y</text:p>
          </table:table-cell>
          <table:table-cell table:formula="of:=[.$C$23]-[.$C$19]"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calculated form z2y2x and y2x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x2y2x</text:p>
          </table:table-cell>
          <table:table-cell table:formula="of:=256-[.$C$5]" office:value-type="float" office:value="198" calcext:value-type="float">
            <text:p>198</text:p>
          </table:table-cell>
          <table:table-cell table:formula="of:=256-[.$C$4]" office:value-type="float" office:value="259" calcext:value-type="float">
            <text:p>25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2y2z</text:p>
          </table:table-cell>
          <table:table-cell table:formula="of:=128+64-[.$C$5]" office:value-type="float" office:value="134" calcext:value-type="float">
            <text:p>134</text:p>
          </table:table-cell>
          <table:table-cell table:formula="of:=128+64-[.$C$4]"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y2x</text:p>
          </table:table-cell>
          <table:table-cell table:formula="of:=[.$C$16]-[.$C$10]" office:value-type="float" office:value="66" calcext:value-type="float">
            <text:p>66</text:p>
          </table:table-cell>
          <table:table-cell table:formula="of:=[.$D$16]-[.$C$10]"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2z</text:p>
          </table:table-cell>
          <table:table-cell table:formula="of:=[.$C$17]-[.$C$10]" office:value-type="float" office:value="2" calcext:value-type="float">
            <text:p>2</text:p>
          </table:table-cell>
          <table:table-cell table:formula="of:=[.$D$17]-[.$C$10]" office:value-type="float" office:value="63" calcext:value-type="float">
            <text:p>63</text:p>
          </table:table-cell>
          <table:table-cell/>
          <table:table-cell office:value-type="string" calcext:value-type="string">
            <text:p>min should be &gt;= 2. 0 =&gt; pause and timeout can occur at the same time, 1 =&gt; pause can occur one tick after timeout (2 sequences in a row is not valid)</text:p>
          </table:table-cell>
        </table:table-row>
        <table:table-row table:style-name="ro1">
          <table:table-cell/>
          <table:table-cell office:value-type="string" calcext:value-type="string">
            <text:p>y2y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string" calcext:value-type="string">
            <text:p>IDL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z2y2x</text:p>
          </table:table-cell>
          <table:table-cell table:formula="of:=256+64-[.$C$5]" office:value-type="float" office:value="262" calcext:value-type="float">
            <text:p>262</text:p>
          </table:table-cell>
          <table:table-cell table:formula="of:=256+64-[.$C$4]"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2y2z</text:p>
          </table:table-cell>
          <table:table-cell table:formula="of:=256-[.$C$5]" office:value-type="float" office:value="198" calcext:value-type="float">
            <text:p>198</text:p>
          </table:table-cell>
          <table:table-cell table:formula="of:=256-[.$C$4]" office:value-type="float" office:value="259" calcext:value-type="float">
            <text:p>25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/00/0000</text:date>, <text:time style:data-style-name="N2" text:time-value="15:40:13.9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15:36:59.327000000</meta:creation-date>
    <dc:date>2021-06-14T17:56:17.656000000</dc:date>
    <meta:editing-duration>PT4H34M39S</meta:editing-duration>
    <meta:editing-cycles>6</meta:editing-cycles>
    <meta:generator>LibreOffice/6.1.4.2$Windows_X86_64 LibreOffice_project/9d0f32d1f0b509096fd65e0d4bec26ddd1938fd3</meta:generator>
    <meta:document-statistic meta:table-count="1" meta:cell-count="50" meta:object-count="0"/>
  </office:meta>
</office:document-meta>
</file>